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9.523cm"/>
    </style:style>
    <style:style style:name="co7" style:family="table-column">
      <style:table-column-properties fo:break-before="auto" style:column-width="16.5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</office:automatic-styles>
  <office:body>
    <office:spreadsheet>
      <table:table table:name="Arkusz1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Git\M_KiCad\mpio_projekty\resetUSBv4.94radWew2\resetUSB.sch</text:p>
          </table:table-cell>
          <table:table-cell table:number-columns-repeated="5"/>
        </table:table-row>
        <table:table-row table:style-name="ro1">
          <table:table-cell office:value-type="string">
            <text:p>Date:</text:p>
          </table:table-cell>
          <table:table-cell office:value-type="string">
            <text:p>18/06/2018 12:25:21</text:p>
          </table:table-cell>
          <table:table-cell table:number-columns-repeated="5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0.0-rc2-dev-311-g1dd4af297)</text:p>
          </table:table-cell>
          <table:table-cell table:number-columns-repeated="5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5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9</text:p>
          </table:table-cell>
          <table:table-cell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0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1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2</text:p>
          </table:table-cell>
          <table:table-cell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6.3x5.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4</text:p>
          </table:table-cell>
          <table:table-cell office:value-type="string">
            <text:p>1PS79SB70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5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6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7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8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AC3MAH-AU-PRE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8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9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10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S1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S2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K1</text:p>
          </table:table-cell>
          <table:table-cell office:value-type="string">
            <text:p>SK409/50,8/STS</text:p>
          </table:table-cell>
          <table:table-cell office:value-type="string">
            <text:p>mechanical:Mounting_Hole</text:p>
          </table:table-cell>
          <table:table-cell office:value-type="string">
            <text:p>mpio:SK409_50,8_STS00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6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7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C1, C2, C3, C5, C7, C8</text:p>
          </table:table-cell>
          <table:table-cell table:style-name="ce1"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C4, C6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10, C11</text:p>
          </table:table-cell>
          <table:table-cell table:style-name="ce1"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6.3x5.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1, D9</text:p>
          </table:table-cell>
          <table:table-cell table:style-name="ce1"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4</text:p>
          </table:table-cell>
          <table:table-cell table:style-name="ce1" office:value-type="string">
            <text:p>1PS79SB70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5, D6, D7, D8</text:p>
          </table:table-cell>
          <table:table-cell table:style-name="ce1"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J3, 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office:value-type="string">
            <text:p>AC3MAH-AU-PRE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J8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J9, J10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LS1, LS2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MK1</text:p>
          </table:table-cell>
          <table:table-cell office:value-type="string">
            <text:p>SK409/50,8/STS</text:p>
          </table:table-cell>
          <table:table-cell office:value-type="string">
            <text:p>mechanical:Mounting_Hole</text:p>
          </table:table-cell>
          <table:table-cell office:value-type="string">
            <text:p>mpio:SK409_50,8_STS00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Q1, Q2</text:p>
          </table:table-cell>
          <table:table-cell table:style-name="ce1"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1, R2, R3, R5</text:p>
          </table:table-cell>
          <table:table-cell table:style-name="ce1"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11, R12</text:p>
          </table:table-cell>
          <table:table-cell table:style-name="ce1"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R13, R14, R15, R16, R17, R18</text:p>
          </table:table-cell>
          <table:table-cell table:style-name="ce1"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W1</text:p>
          </table:table-cell>
          <table:table-cell table:style-name="ce1"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3</text:p>
          </table:table-cell>
          <table:table-cell table:style-name="ce1"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6, U7</text:p>
          </table:table-cell>
          <table:table-cell table:style-name="ce1"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18.06.2018</text:date>, <text:time>16:42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6:42:20.28</dc:date>
    <dc:creator>Marek Pio</dc:creator>
    <meta:generator>OpenOffice/4.1.5$Win32 OpenOffice.org_project/415m1$Build-9789</meta:generator>
    <meta:editing-duration>PT4H15M59S</meta:editing-duration>
    <meta:editing-cycles>4</meta:editing-cycles>
    <meta:document-statistic meta:table-count="1" meta:cell-count="461" meta:object-count="0"/>
  </office:meta>
</office:document-meta>
</file>